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B0000021F153A118C.png"/>
  <manifest:file-entry manifest:media-type="image/png" manifest:full-path="Pictures/1000020100000241000001384C6D445A.png"/>
  <manifest:file-entry manifest:media-type="image/png" manifest:full-path="Pictures/100002010000022C000000CF6F4DAE16.png"/>
  <manifest:file-entry manifest:media-type="image/png" manifest:full-path="Pictures/1000020100000183000000D05C6A61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3.861in" svg:height="1.4374in" draw:z-index="0"><draw:image xlink:href="Pictures/100002010000022C000000CF6F4DAE16.png" xlink:type="simple" xlink:show="embed" xlink:actuate="onLoad"/></draw:frame></text:p>
      <text:p text:style-name="Standard"><draw:frame draw:style-name="fr1" draw:name="graphics2" text:anchor-type="paragraph" svg:width="2.6874in" svg:height="1.4445in" draw:z-index="1"><draw:image xlink:href="Pictures/1000020100000183000000D05C6A615E.png" xlink:type="simple" xlink:show="embed" xlink:actuate="onLoad"/></draw:frame></text:p>
      <text:p text:style-name="Standard"><draw:frame draw:style-name="fr1" draw:name="graphics3" text:anchor-type="paragraph" svg:width="4.0071in" svg:height="2.1665in" draw:z-index="2"><draw:image xlink:href="Pictures/1000020100000241000001384C6D445A.png" xlink:type="simple" xlink:show="embed" xlink:actuate="onLoad"/></draw:frame></text:p>
      <text:p text:style-name="Standard"><draw:frame draw:style-name="fr1" draw:name="graphics4" text:anchor-type="paragraph" svg:width="2.5209in" svg:height="3.7709in" draw:z-index="3"><draw:image xlink:href="Pictures/100002010000016B0000021F153A118C.png" xlink:type="simple" xlink:show="embed" xlink:actuate="onLoad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2T14:57:51.60</meta:creation-date>
    <dc:date>2024-01-22T16:32:14.52</dc:date>
    <meta:editing-duration>PT1H34M21S</meta:editing-duration>
    <meta:editing-cycles>3</meta:editing-cycles>
    <meta:generator>OpenOffice/4.1.14$Win32 OpenOffice.org_project/4114m1$Build-9811</meta:generator>
    <meta:document-statistic meta:table-count="0" meta:image-count="4" meta:object-count="0" meta:page-count="2" meta:paragraph-count="0" meta:word-count="0" meta:character-count="0"/>
  </office:meta>
</office:document-meta>
</file>